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elvetica Neue" svg:font-family="'Helvetica Neue', Helvetica, Arial, sans-serif"/>
    <style:font-face style:name="Lohit Devanagari1" svg:font-family="'Lohit Devanagari'"/>
    <style:font-face style:name="STIXMathJax Main" svg:font-family="'STIXMathJax Main'"/>
    <style:font-face style:name="STIXMathJax Main-italic" svg:font-family="'STIXMathJax Main-italic'"/>
    <style:font-face style:name="Verdana" svg:font-family="Verdana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b897" officeooo:paragraph-rsid="0011b897" style:font-weight-asian="bold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arial" fo:font-size="12pt" officeooo:rsid="0011f014" officeooo:paragraph-rsid="0011f014" style:font-size-asian="10.5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arial" fo:font-size="12pt" fo:font-weight="bold" officeooo:rsid="0012d15e" officeooo:paragraph-rsid="0012d15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arial" fo:font-size="12pt" fo:font-weight="normal" officeooo:rsid="0012d15e" officeooo:paragraph-rsid="0012d15e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bold" officeooo:rsid="0012d15e" officeooo:paragraph-rsid="0012d15e" style:font-size-asian="10.5pt" style:font-weight-asian="normal" style:font-size-complex="12pt" style:font-weight-complex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weight-asian="normal" style:font-weight-complex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58689" officeooo:paragraph-rsid="00158689" style:font-weight-asian="normal" style:font-weight-complex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8602e" officeooo:paragraph-rsid="00158689" style:font-weight-asian="normal" style:font-weight-complex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9e26b" officeooo:paragraph-rsid="0019e26b" style:font-weight-asian="normal" style:font-weight-complex="normal" loext:padding="0cm" loext:border="none"/>
    </style:style>
    <style:style style:name="T1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Helvetica Neue" fo:font-size="10.5pt" fo:letter-spacing="normal" fo:font-style="normal" fo:font-weight="normal" officeooo:rsid="0011b897"/>
    </style:style>
    <style:style style:name="T3" style:family="text">
      <style:text-properties fo:font-variant="normal" fo:text-transform="none" fo:color="#000000" style:text-line-through-style="none" style:text-line-through-type="none" style:font-name="Helvetica Neue" fo:font-size="12.75pt" fo:letter-spacing="normal" fo:font-style="normal" style:text-underline-style="none" style:text-blinking="false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Helvetica Neue" fo:font-size="12.75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STIXMathJax Main-italic" fo:font-size="12.75pt" fo:letter-spacing="normal" fo:font-style="normal" style:text-underline-style="none" style:text-blinking="false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STIXMathJax Main-italic" fo:font-size="12.75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STIXMathJax Main-italic" fo:font-size="9pt" fo:letter-spacing="normal" fo:font-style="normal" style:text-underline-style="none" style:text-blinking="false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STIXMathJax Main-italic" fo:font-size="9pt" fo:letter-spacing="normal" fo:font-style="normal" style:text-underline-style="none" fo:font-weight="normal" style:text-blinking="false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STIXMathJax Main" fo:font-size="12.75pt" fo:letter-spacing="normal" fo:font-style="normal" style:text-underline-style="none" style:text-blinking="false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STIXMathJax Main" fo:font-size="12.75pt" fo:letter-spacing="normal" fo:font-style="normal" style:text-underline-style="none" officeooo:rsid="0011b897" style:text-blinking="false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STIXMathJax Main" fo:font-size="12.75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STIXMathJax Main" fo:font-size="12.75pt" fo:letter-spacing="normal" fo:font-style="normal" style:text-underline-style="none" fo:font-weight="normal" officeooo:rsid="0011b897" style:text-blinking="false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1b897" style:text-blinking="false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011b897" style:text-blinking="false" loext:padding="0cm" loext:border="none"/>
    </style:style>
    <style:style style:name="T17" style:family="text">
      <style:text-properties style:text-line-through-style="none" style:text-line-through-type="none" style:text-underline-style="none" style:text-blinking="false"/>
    </style:style>
    <style:style style:name="T18" style:family="text">
      <style:text-properties officeooo:rsid="00186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ASK 1:</text:p>
      <text:p text:style-name="P8">- List other distance measurements and potential scenario of application (practical examples).</text:p>
      <text:p text:style-name="Standard"/>
      <text:p text:style-name="P1">Distancia de Manhattan</text:p>
      <text:p text:style-name="P2"><text:span text:style-name="T1">Se llama distancia de manhattan porque es la distancia para llegar de un punto a otro, </text:span><text:span text:style-name="T2">moviéndose</text:span><text:span text:style-name="T1"> </text:span><text:span text:style-name="T2">solo</text:span><text:span text:style-name="T1"> de forma horizontal y vertical, hacen relación a un mapa de manhattan </text:span><text:span text:style-name="T2">y para llegar de un punto A a un B todos los caminos tienen la misma distancia</text:span><text:bookmark text:name="MathJax-Span-769"/><text:bookmark text:name="MathJax-Span-770"/><text:bookmark text:name="MathJax-Span-771"/><text:bookmark text:name="MathJax-Span-772"/><text:bookmark text:name="MathJax-Span-773"/><text:bookmark text:name="MathJax-Span-774"/><text:bookmark text:name="MathJax-Element-15-Frame"/><text:bookmark text:name="MathJax-Span-767"/><text:bookmark text:name="MathJax-Span-768"/><text:span text:style-name="T2">. La distancia de Manhattan viene dada por:</text:span><text:span text:style-name="T1"> </text:span><text:span text:style-name="T6">d</text:span><text:bookmark text:name="MathJax-Span-777"/><text:bookmark text:name="MathJax-Span-776"/><text:bookmark text:name="MathJax-Span-775"/><text:span text:style-name="T8">M</text:span><text:bookmark text:name="MathJax-Span-778"/><text:span text:style-name="T11">=</text:span><text:bookmark text:name="MathJax-Span-779"/><text:bookmark text:name="MathJax-Span-780"/><text:bookmark text:name="MathJax-Span-781"/><text:bookmark text:name="MathJax-Span-782"/><text:span text:style-name="T4">∑</text:span><text:bookmark text:name="MathJax-Span-783"/><text:bookmark text:name="MathJax-Span-784"/><text:bookmark text:name="MathJax-Span-785"/><text:bookmark text:name="MathJax-Span-789"/><text:span text:style-name="T8"> </text:span><text:span text:style-name="T11">[</text:span><text:bookmark text:name="MathJax-Span-790"/><text:span text:style-name="T4">∣</text:span><text:bookmark text:name="MathJax-Span-791"/><text:span text:style-name="T11">(</text:span><text:bookmark text:name="MathJax-Span-792"/><text:bookmark text:name="MathJax-Span-793"/><text:span text:style-name="T6">x</text:span><text:bookmark text:name="MathJax-Span-794"/><text:bookmark text:name="MathJax-Span-795"/><text:bookmark text:name="MathJax-Span-796"/><text:span text:style-name="T8">i</text:span><text:bookmark text:name="MathJax-Span-797"/><text:span text:style-name="T4">−</text:span><text:bookmark text:name="MathJax-Span-798"/><text:bookmark text:name="MathJax-Span-799"/><text:span text:style-name="T6">y</text:span><text:bookmark text:name="MathJax-Span-800"/><text:bookmark text:name="MathJax-Span-801"/><text:bookmark text:name="MathJax-Span-802"/><text:span text:style-name="T8">i</text:span><text:bookmark text:name="MathJax-Span-803"/><text:span text:style-name="T11">)</text:span><text:bookmark text:name="MathJax-Span-804"/><text:span text:style-name="T4">∣</text:span><text:bookmark text:name="MathJax-Span-805"/><text:span text:style-name="T12">]</text:span></text:p>
      <text:p text:style-name="P2"><text:span text:style-name="T12"/></text:p>
      <text:p text:style-name="P3"><text:span text:style-name="T13">L</text:span><text:span text:style-name="T14">a ventaja de esta métrica es que puede no ajustarse tanto a los datos, haciendo que la ocurrencia de overffiting sea mas baja.</text:span></text:p>
      <text:p text:style-name="P3"><text:span text:style-name="T14"/></text:p>
      <text:p text:style-name="P4"><text:span text:style-name="T15">Manhattan distance:</text:span></text:p>
      <text:p text:style-name="P5"><text:span text:style-name="T15">Chama-se Manhattan distance , porque é a distância para ir de um ponto a outro, movendo-se apenas horizontalmente e verticalmente, ella se relaciona com um mapa de Manhattan e para ir do ponto A ao ponto, todas as estradas têm a mesma distância. A distância é dada por: </text:span><text:span text:style-name="T5">d</text:span><text:bookmark text:name="MathJax-Span-7771"/><text:bookmark text:name="MathJax-Span-7761"/><text:bookmark text:name="MathJax-Span-7751"/><text:span text:style-name="T7">M</text:span><text:bookmark text:name="MathJax-Span-7781"/><text:span text:style-name="T9">=</text:span><text:bookmark text:name="MathJax-Span-7791"/><text:bookmark text:name="MathJax-Span-7801"/><text:bookmark text:name="MathJax-Span-7811"/><text:bookmark text:name="MathJax-Span-7821"/><text:span text:style-name="T3">∑</text:span><text:bookmark text:name="MathJax-Span-7851"/><text:bookmark text:name="MathJax-Span-7841"/><text:bookmark text:name="MathJax-Span-7891"/><text:bookmark text:name="MathJax-Span-7831"/><text:span text:style-name="T7"> </text:span><text:span text:style-name="T9">[</text:span><text:bookmark text:name="MathJax-Span-7901"/><text:span text:style-name="T3">∣</text:span><text:bookmark text:name="MathJax-Span-7911"/><text:span text:style-name="T9">(</text:span><text:bookmark text:name="MathJax-Span-7921"/><text:bookmark text:name="MathJax-Span-7931"/><text:span text:style-name="T5">x</text:span><text:bookmark text:name="MathJax-Span-7941"/><text:bookmark text:name="MathJax-Span-7951"/><text:bookmark text:name="MathJax-Span-7961"/><text:span text:style-name="T7">i</text:span><text:bookmark text:name="MathJax-Span-7971"/><text:span text:style-name="T3">−</text:span><text:bookmark text:name="MathJax-Span-7981"/><text:bookmark text:name="MathJax-Span-7991"/><text:span text:style-name="T5">y</text:span><text:bookmark text:name="MathJax-Span-8001"/><text:bookmark text:name="MathJax-Span-8011"/><text:bookmark text:name="MathJax-Span-8021"/><text:span text:style-name="T7">i</text:span><text:bookmark text:name="MathJax-Span-8031"/><text:span text:style-name="T9">)</text:span><text:bookmark text:name="MathJax-Span-8041"/><text:span text:style-name="T3">∣</text:span><text:bookmark text:name="MathJax-Span-8051"/><text:span text:style-name="T10">].</text:span></text:p>
      <text:p text:style-name="P5"><text:span text:style-name="T10"/></text:p>
      <text:p text:style-name="P5"><text:span text:style-name="T16">A </text:span><text:span text:style-name="T15">ventagem dessa métrica é que ella pode não se ajustar tanto aos dados, fazendo com que a ocorrência de overffiting seja menor, por outro lado, essa métrica também funciona melhor que a Euclidiana se os dados não estiverem na mesma escala.</text:span></text:p>
      <text:p text:style-name="P5"><text:span text:style-name="T15"/></text:p>
      <text:p text:style-name="P5"><text:span text:style-name="T15"/></text:p>
      <text:p text:style-name="P6"><text:span text:style-name="T17">TASK-2:</text:span></text:p>
      <text:p text:style-name="P9">- Parallel implementation can reduce the running time to O(1). List other techniques which could speed up knn running time.</text:p>
      <text:p text:style-name="P9"/>
      <text:p text:style-name="P10"><text:span text:style-name="T18">No encontré una representación diferente para calcular la distancia y así bajar el orden, sin embargo, s</text:span>i se reducen las características mediante un algoritmo como PCA, al momento de aplicar el KNN, el tiempo de ejecución se verá reducido <text:span text:style-name="T18">a </text:span>el número de características que se <text:span text:style-name="T18">dejaron</text:span>, por ejemplo, si se tiene un orden O(D), y se eligen N características, siendo N &lt; D, se tiene que el nuevo orden es O(N).</text:p>
      <text:p text:style-name="P11"/>
      <text:p text:style-name="P12">Não encontrei uma representação diferente para calcular a distância e assim diminuir a ordem, no entanto, se as características forem reduzidas por meio de um algoritmo como PCA, no momento da aplicação do Knn, o tempo de execução será reduzido ao número de características que serão eles saíram, por exemplo, se tivermos uma ordem O(D), e N características são escolhidas, onde N&lt;D, temos que a nova ordem é O(N).</text:p>
      <text:p text:style-name="P5"><text:span text:style-name="T15"/></text:p>
      <text:p text:style-name="P5"><text:span text:style-name="T15"/></text:p>
      <text:p text:style-name="P2"><text:span text:style-name="T1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Helvetica Neue" svg:font-family="'Helvetica Neue', Helvetica, Arial, sans-serif"/>
    <style:font-face style:name="Lohit Devanagari1" svg:font-family="'Lohit Devanagari'"/>
    <style:font-face style:name="STIXMathJax Main" svg:font-family="'STIXMathJax Main'"/>
    <style:font-face style:name="STIXMathJax Main-italic" svg:font-family="'STIXMathJax Main-italic'"/>
    <style:font-face style:name="Verdana" svg:font-family="Verdana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6:57:38.767936390</meta:creation-date>
    <dc:date>2019-04-11T18:24:04.975061728</dc:date>
    <meta:editing-duration>PT55M2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352" meta:character-count="2058" meta:non-whitespace-character-count="1718"/>
  </office:meta>
</office:document-meta>
</file>